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1ce8" officeooo:paragraph-rsid="00031ce8" style:font-size-asian="12.25pt" style:font-size-complex="14pt"/>
    </style:style>
    <style:style style:name="P2" style:family="paragraph" style:parent-style-name="Standard">
      <style:text-properties fo:font-size="14pt" officeooo:rsid="00034164" officeooo:paragraph-rsid="00034164" style:font-size-asian="12.25pt" style:font-size-complex="14pt"/>
    </style:style>
    <style:style style:name="P3" style:family="paragraph" style:parent-style-name="Standard">
      <style:text-properties fo:font-size="14pt" officeooo:rsid="0004aa1e" officeooo:paragraph-rsid="0004aa1e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next;</text:p>
      <text:p text:style-name="P1"><text:s text:c="8"/>node()</text:p>
      <text:p text:style-name="P1"><text:s text:c="8"/>{</text:p>
      <text:p text:style-name="P1"><text:s text:c="12"/>value=0;</text:p>
      <text:p text:style-name="P1"><text:s text:c="12"/>next=NULL;</text:p>
      <text:p text:style-name="P1"><text:s text:c="8"/>}</text:p>
      <text:p text:style-name="P1">};</text:p>
      <text:p text:style-name="P1"/>
      <text:p text:style-name="P1">class LinkedList</text:p>
      <text:p text:style-name="P1">{</text:p>
      <text:p text:style-name="P1"><text:s text:c="4"/>private:</text:p>
      <text:p text:style-name="P1"><text:s text:c="8"/>int size=0;</text:p>
      <text:p text:style-name="P1"><text:s text:c="8"/>node *head=NULL;</text:p>
      <text:p text:style-name="P1"><text:s text:c="4"/>public:</text:p>
      <text:p text:style-name="P1"><text:s text:c="8"/>void insert(int num)</text:p>
      <text:p text:style-name="P1"><text:s text:c="8"/>{</text:p>
      <text:p text:style-name="P1"><text:s text:c="12"/>node *temp = new node();</text:p>
      <text:p text:style-name="P1"><text:s text:c="12"/>temp-&gt;value=num;</text:p>
      <text:p text:style-name="P1"><text:s text:c="12"/>if(head==NULL)</text:p>
      <text:p text:style-name="P1"><text:s text:c="12"/>{</text:p>
      <text:p text:style-name="P1"><text:s text:c="16"/>head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NULL)</text:p>
      <text:p text:style-name="P1"><text:s text:c="16"/>{</text:p>
      <text:p text:style-name="P1"><text:s text:c="20"/>a=a-&gt;next;</text:p>
      <text:p text:style-name="P1"><text:s text:c="16"/>}</text:p>
      <text:p text:style-name="P1"><text:s text:c="16"/>a-&gt;next=temp;</text:p>
      <text:p text:style-name="P1"><text:s text:c="12"/>}</text:p>
      <text:p text:style-name="P1"><text:s text:c="12"/>size++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oft-page-break/><text:s text:c="12"/>int s=size;</text:p>
      <text:p text:style-name="P1"><text:s text:c="12"/>while(a!=NULL &amp;&amp; s&gt;0)</text:p>
      <text:p text:style-name="P1"><text:s text:c="12"/>{</text:p>
      <text:p text:style-name="P1"><text:s text:c="16"/>cout&lt;&lt;a-&gt;value&lt;&lt;" -&gt; ";</text:p>
      <text:p text:style-name="P1"><text:s text:c="16"/>a=a-&gt;next;</text:p>
      <text:p text:style-name="P1"><text:s text:c="16"/>s--;</text:p>
      <text:p text:style-name="P1"/>
      <text:p text:style-name="P1"><text:s text:c="16"/>if(s==1)</text:p>
      <text:p text:style-name="P1"><text:s text:c="16"/>{</text:p>
      <text:p text:style-name="P1"><text:s text:c="20"/>cout&lt;&lt;a-&gt;value;</text:p>
      <text:p text:style-name="P1"><text:s text:c="16"/>a=a-&gt;next;</text:p>
      <text:p text:style-name="P1"><text:s text:c="16"/>}</text:p>
      <text:p text:style-name="P1"><text:s text:c="12"/>}</text:p>
      <text:p text:style-name="P1"><text:s text:c="12"/>cout&lt;&lt;endl;</text:p>
      <text:p text:style-name="P1"><text:s text:c="8"/>}</text:p>
      <text:p text:style-name="P1"/>
      <text:p text:style-name="P1"><text:s text:c="8"/>void search(int num)</text:p>
      <text:p text:style-name="P1"><text:s text:c="8"/>{</text:p>
      <text:p text:style-name="P1"><text:s text:c="12"/>node *a = head;</text:p>
      <text:p text:style-name="P1"><text:s text:c="12"/>int x=1;</text:p>
      <text:p text:style-name="P1"/>
      <text:p text:style-name="P1"><text:s text:c="12"/>if(a==NULL)</text:p>
      <text:p text:style-name="P1"><text:s text:c="12"/>{</text:p>
      <text:p text:style-name="P1"><text:s text:c="16"/>cout&lt;&lt;"Linked List is empty."&lt;&lt;endl;</text:p>
      <text:p text:style-name="P1"><text:s text:c="16"/>return;</text:p>
      <text:p text:style-name="P1"><text:s text:c="12"/>}</text:p>
      <text:p text:style-name="P1"><text:s text:c="12"/>while(a!=NULL)</text:p>
      <text:p text:style-name="P1"><text:s text:c="12"/>{</text:p>
      <text:p text:style-name="P1"><text:s text:c="16"/>if(a-&gt;value==num)</text:p>
      <text:p text:style-name="P1"><text:s text:c="16"/>{</text:p>
      <text:p text:style-name="P1"><text:s text:c="20"/>cout&lt;&lt;"Value Found at "&lt;&lt;x&lt;&lt;endl;</text:p>
      <text:p text:style-name="P1"><text:s text:c="20"/>return;</text:p>
      <text:p text:style-name="P1"><text:s text:c="16"/>}</text:p>
      <text:p text:style-name="P1"><text:s text:c="16"/>a=a-&gt;next;</text:p>
      <text:p text:style-name="P1"><text:s text:c="16"/>x++;</text:p>
      <text:p text:style-name="P1"><text:s text:c="12"/>}</text:p>
      <text:p text:style-name="P1"><text:s text:c="12"/>cout&lt;&lt;"Value not found."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LinkedList l;</text:p>
      <text:p text:style-name="P1"><text:s text:c="4"/>l.insert(1);</text:p>
      <text:p text:style-name="P1"><text:s text:c="4"/>l.insert(2);</text:p>
      <text:p text:style-name="P1"><text:soft-page-break/><text:s text:c="4"/>l.insert(3);</text:p>
      <text:p text:style-name="P1"><text:s text:c="4"/>l.insert(4);</text:p>
      <text:p text:style-name="P1"><text:s text:c="4"/>l.insert(5);</text:p>
      <text:p text:style-name="P1"><text:s text:c="4"/>l.print();</text:p>
      <text:p text:style-name="P1"><text:s text:c="4"/>l.search(3);</text:p>
      <text:p text:style-name="P1"><text:s text:c="4"/>l.search(8);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next;</text:p>
      <text:p text:style-name="P1"><text:s text:c="8"/>node()</text:p>
      <text:p text:style-name="P1"><text:s text:c="8"/>{</text:p>
      <text:p text:style-name="P1"><text:s text:c="12"/>value=0;</text:p>
      <text:p text:style-name="P1"><text:s text:c="12"/>next=NULL;</text:p>
      <text:p text:style-name="P1"><text:s text:c="8"/>}</text:p>
      <text:p text:style-name="P1">};</text:p>
      <text:p text:style-name="P1"/>
      <text:p text:style-name="P1">class LinkedList</text:p>
      <text:p text:style-name="P1">{</text:p>
      <text:p text:style-name="P1"><text:s text:c="4"/>private:</text:p>
      <text:p text:style-name="P1"><text:s text:c="8"/>int size=0;</text:p>
      <text:p text:style-name="P1"><text:s text:c="8"/>node *head=NULL;</text:p>
      <text:p text:style-name="P1"><text:s text:c="4"/>public:</text:p>
      <text:p text:style-name="P1"><text:s text:c="8"/>void insert(int num)</text:p>
      <text:p text:style-name="P1"><text:s text:c="8"/>{</text:p>
      <text:p text:style-name="P1"><text:s text:c="12"/>node *temp = new node();</text:p>
      <text:p text:style-name="P1"><text:s text:c="12"/>temp-&gt;value=num;</text:p>
      <text:p text:style-name="P1"><text:s text:c="12"/>if(head==NULL)</text:p>
      <text:p text:style-name="P1"><text:s text:c="12"/>{</text:p>
      <text:p text:style-name="P1"><text:s text:c="16"/>head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NULL)</text:p>
      <text:p text:style-name="P1"><text:s text:c="16"/>{</text:p>
      <text:p text:style-name="P1"><text:s text:c="20"/>a=a-&gt;next;</text:p>
      <text:p text:style-name="P1"><text:soft-page-break/><text:s text:c="16"/>}</text:p>
      <text:p text:style-name="P1"><text:s text:c="16"/>a-&gt;next=temp;</text:p>
      <text:p text:style-name="P1"><text:s text:c="12"/>}</text:p>
      <text:p text:style-name="P1"><text:s text:c="12"/>size++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while(a!=NULL)</text:p>
      <text:p text:style-name="P1"><text:s text:c="12"/>{</text:p>
      <text:p text:style-name="P1"><text:s text:c="16"/>cout&lt;&lt;a-&gt;value&lt;&lt;" -&gt; ";</text:p>
      <text:p text:style-name="P1"><text:s text:c="16"/>a=a-&gt;next;</text:p>
      <text:p text:style-name="P1"/>
      <text:p text:style-name="P1"><text:s text:c="16"/>if(a-&gt;next==NULL)</text:p>
      <text:p text:style-name="P1"><text:s text:c="16"/>{</text:p>
      <text:p text:style-name="P1"><text:s text:c="20"/>cout&lt;&lt;a-&gt;value;</text:p>
      <text:p text:style-name="P1"><text:s text:c="20"/>cout&lt;&lt;endl;</text:p>
      <text:p text:style-name="P1"><text:s text:c="20"/>return;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void removeduplicates()</text:p>
      <text:p text:style-name="P1"><text:s text:c="8"/>{</text:p>
      <text:p text:style-name="P1"><text:s text:c="12"/>node *prev,*nex;</text:p>
      <text:p text:style-name="P1"><text:s text:c="12"/>prev=head;</text:p>
      <text:p text:style-name="P1"><text:s text:c="12"/>nex=head-&gt;next;</text:p>
      <text:p text:style-name="P1"/>
      <text:p text:style-name="P1"><text:s text:c="12"/>if(!size)</text:p>
      <text:p text:style-name="P1"><text:s text:c="12"/>{</text:p>
      <text:p text:style-name="P1"><text:s text:c="16"/>cout&lt;&lt;"Linked List is empty"&lt;&lt;endl;</text:p>
      <text:p text:style-name="P1"><text:s text:c="12"/>}</text:p>
      <text:p text:style-name="P1"/>
      <text:p text:style-name="P1"><text:s text:c="12"/>while(nex!=NULL)</text:p>
      <text:p text:style-name="P1"><text:s text:c="12"/>{</text:p>
      <text:p text:style-name="P1"><text:s text:c="16"/>if(prev-&gt;value==nex-&gt;value)</text:p>
      <text:p text:style-name="P1"><text:s text:c="16"/>{</text:p>
      <text:p text:style-name="P1"><text:s text:c="20"/>node *temp=nex;</text:p>
      <text:p text:style-name="P1"><text:s text:c="20"/>prev-&gt;next=nex-&gt;next;</text:p>
      <text:p text:style-name="P1"><text:s text:c="20"/>nex=prev-&gt;next;</text:p>
      <text:p text:style-name="P1"><text:s text:c="20"/>delete temp;</text:p>
      <text:p text:style-name="P1"><text:s text:c="16"/>}</text:p>
      <text:p text:style-name="P1"><text:s text:c="16"/>else</text:p>
      <text:p text:style-name="P1"><text:s text:c="16"/>{</text:p>
      <text:p text:style-name="P1"><text:soft-page-break/><text:s text:c="20"/>prev=nex;</text:p>
      <text:p text:style-name="P1"><text:s text:c="20"/>nex=nex-&gt;next;</text:p>
      <text:p text:style-name="P1"><text:s text:c="16"/>}</text:p>
      <text:p text:style-name="P1"><text:s text:c="12"/>}</text:p>
      <text:p text:style-name="P1"><text:s text:c="8"/>}</text:p>
      <text:p text:style-name="P1">};</text:p>
      <text:p text:style-name="P1">int main()</text:p>
      <text:p text:style-name="P1">{</text:p>
      <text:p text:style-name="P1"><text:s text:c="4"/>LinkedList l;</text:p>
      <text:p text:style-name="P1"><text:s text:c="4"/>l.insert(11);</text:p>
      <text:p text:style-name="P1"><text:s text:c="4"/>l.insert(11);</text:p>
      <text:p text:style-name="P1"><text:s text:c="4"/>l.insert(11);</text:p>
      <text:p text:style-name="P1"><text:s text:c="4"/>l.insert(21);</text:p>
      <text:p text:style-name="P1"><text:s text:c="4"/>l.insert(43);</text:p>
      <text:p text:style-name="P1"><text:s text:c="4"/>l.insert(43);</text:p>
      <text:p text:style-name="P1"><text:s text:c="4"/>l.insert(60);</text:p>
      <text:p text:style-name="P1"><text:s text:c="4"/>l.print();</text:p>
      <text:p text:style-name="P1"><text:s text:c="4"/>l.removeduplicates();</text:p>
      <text:p text:style-name="P1"><text:s text:c="4"/>cout&lt;&lt;"Updated linked list is : "&lt;&lt;endl;</text:p>
      <text:p text:style-name="P1"><text:s text:c="4"/>l.print();</text:p>
      <text:p text:style-name="P1"><text:s text:c="4"/>return 0;</text:p>
      <text:p text:style-name="P1">}</text:p>
      <text:p text:style-name="P1"/>
      <text:p text:style-name="P2">3)#include&lt;iostream&gt;</text:p>
      <text:p text:style-name="P2">#include&lt;cstdlib&gt;</text:p>
      <text:p text:style-name="P2">using namespace std;</text:p>
      <text:p text:style-name="P2"/>
      <text:p text:style-name="P2">class node</text:p>
      <text:p text:style-name="P2">{</text:p>
      <text:p text:style-name="P2"><text:s text:c="4"/>public:</text:p>
      <text:p text:style-name="P2"><text:s text:c="8"/>int value;</text:p>
      <text:p text:style-name="P2"><text:s text:c="8"/>node *next;</text:p>
      <text:p text:style-name="P2"><text:s text:c="8"/>node()</text:p>
      <text:p text:style-name="P2"><text:s text:c="8"/>{</text:p>
      <text:p text:style-name="P2"><text:s text:c="12"/>value=0;</text:p>
      <text:p text:style-name="P2"><text:s text:c="12"/>next=NULL;</text:p>
      <text:p text:style-name="P2"><text:s text:c="8"/>}</text:p>
      <text:p text:style-name="P2">};</text:p>
      <text:p text:style-name="P2"/>
      <text:p text:style-name="P2">class LinkedList</text:p>
      <text:p text:style-name="P2">{</text:p>
      <text:p text:style-name="P2"><text:s text:c="4"/>private:</text:p>
      <text:p text:style-name="P2"><text:s text:c="8"/>int size=0;</text:p>
      <text:p text:style-name="P2"><text:s text:c="8"/>node *head=NULL;</text:p>
      <text:p text:style-name="P2"><text:s text:c="4"/>public:</text:p>
      <text:p text:style-name="P2"><text:soft-page-break/><text:s text:c="8"/>void insert(int num)</text:p>
      <text:p text:style-name="P2"><text:s text:c="8"/>{</text:p>
      <text:p text:style-name="P2"><text:s text:c="12"/>node *temp = new node();</text:p>
      <text:p text:style-name="P2"><text:s text:c="12"/>temp-&gt;value=num;</text:p>
      <text:p text:style-name="P2"><text:s text:c="12"/>if(head==NULL)</text:p>
      <text:p text:style-name="P2"><text:s text:c="12"/>{</text:p>
      <text:p text:style-name="P2"><text:s text:c="16"/>head=temp;</text:p>
      <text:p text:style-name="P2"><text:s text:c="12"/>}</text:p>
      <text:p text:style-name="P2"><text:s text:c="12"/>else</text:p>
      <text:p text:style-name="P2"><text:s text:c="12"/>{</text:p>
      <text:p text:style-name="P2"><text:s text:c="16"/>node *a=head;</text:p>
      <text:p text:style-name="P2"><text:s text:c="16"/>while(a-&gt;next!=NULL)</text:p>
      <text:p text:style-name="P2"><text:s text:c="16"/>{</text:p>
      <text:p text:style-name="P2"><text:s text:c="20"/>a=a-&gt;next;</text:p>
      <text:p text:style-name="P2"><text:s text:c="16"/>}</text:p>
      <text:p text:style-name="P2"><text:s text:c="16"/>a-&gt;next=temp;</text:p>
      <text:p text:style-name="P2"><text:s text:c="12"/>}</text:p>
      <text:p text:style-name="P2"><text:s text:c="12"/>size++;</text:p>
      <text:p text:style-name="P2"><text:s text:c="8"/>}</text:p>
      <text:p text:style-name="P2"/>
      <text:p text:style-name="P2"><text:s text:c="8"/>void print()</text:p>
      <text:p text:style-name="P2"><text:s text:c="8"/>{</text:p>
      <text:p text:style-name="P2"><text:s text:c="12"/>node *a=head;</text:p>
      <text:p text:style-name="P2"><text:s text:c="12"/>while(a!=NULL)</text:p>
      <text:p text:style-name="P2"><text:s text:c="12"/>{</text:p>
      <text:p text:style-name="P2"><text:s text:c="16"/>cout&lt;&lt;a-&gt;value&lt;&lt;" -&gt; ";</text:p>
      <text:p text:style-name="P2"><text:s text:c="16"/>a=a-&gt;next;</text:p>
      <text:p text:style-name="P2"/>
      <text:p text:style-name="P2"><text:s text:c="16"/>if(a-&gt;next==NULL)</text:p>
      <text:p text:style-name="P2"><text:s text:c="16"/>{</text:p>
      <text:p text:style-name="P2"><text:s text:c="20"/>cout&lt;&lt;a-&gt;value;</text:p>
      <text:p text:style-name="P2"><text:s text:c="20"/>cout&lt;&lt;endl;</text:p>
      <text:p text:style-name="P2"><text:s text:c="20"/>return;</text:p>
      <text:p text:style-name="P2"><text:s text:c="16"/>}</text:p>
      <text:p text:style-name="P2"><text:s text:c="12"/>}</text:p>
      <text:p text:style-name="P2"><text:s text:c="8"/>}</text:p>
      <text:p text:style-name="P2"/>
      <text:p text:style-name="P2"><text:s text:c="8"/>void swap_pair()</text:p>
      <text:p text:style-name="P2"><text:s text:c="8"/>{</text:p>
      <text:p text:style-name="P2"><text:s text:c="12"/>node *a=head;</text:p>
      <text:p text:style-name="P2"><text:s text:c="12"/>node *b=a-&gt;next;</text:p>
      <text:p text:style-name="P2"/>
      <text:p text:style-name="P2"><text:s text:c="12"/>while(a!=NULL &amp;&amp; b!=NULL)</text:p>
      <text:p text:style-name="P2"><text:s text:c="12"/>{</text:p>
      <text:p text:style-name="P2"><text:s text:c="16"/>int temp=a-&gt;value;</text:p>
      <text:p text:style-name="P2"><text:soft-page-break/><text:s text:c="16"/>a-&gt;value=b-&gt;value;</text:p>
      <text:p text:style-name="P2"><text:s text:c="16"/>b-&gt;value=temp;</text:p>
      <text:p text:style-name="P2"><text:s text:c="16"/>a=b-&gt;next;</text:p>
      <text:p text:style-name="P2"><text:s text:c="16"/>if(a!=NULL)</text:p>
      <text:p text:style-name="P2"><text:s text:c="20"/>b=a-&gt;next;</text:p>
      <text:p text:style-name="P2"><text:s text:c="16"/>else</text:p>
      <text:p text:style-name="P2"><text:s text:c="20"/>b=NULL;</text:p>
      <text:p text:style-name="P2"><text:s text:c="12"/>}</text:p>
      <text:p text:style-name="P2"><text:s text:c="8"/>}</text:p>
      <text:p text:style-name="P2">};</text:p>
      <text:p text:style-name="P2"/>
      <text:p text:style-name="P2">int main()</text:p>
      <text:p text:style-name="P2">{</text:p>
      <text:p text:style-name="P2"><text:s text:c="4"/>LinkedList l;</text:p>
      <text:p text:style-name="P2"><text:s text:c="4"/>l.insert(1);</text:p>
      <text:p text:style-name="P2"><text:s text:c="4"/>l.insert(2);</text:p>
      <text:p text:style-name="P2"><text:s text:c="4"/>l.insert(3);</text:p>
      <text:p text:style-name="P2"><text:s text:c="4"/>l.insert(4);</text:p>
      <text:p text:style-name="P2"><text:s text:c="4"/>l.insert(5);</text:p>
      <text:p text:style-name="P2"><text:s text:c="4"/>l.print();</text:p>
      <text:p text:style-name="P2"><text:s text:c="4"/>cout&lt;&lt;"After Swapping Pairwise : "&lt;&lt;endl;</text:p>
      <text:p text:style-name="P2"><text:s text:c="4"/>l.swap_pair();</text:p>
      <text:p text:style-name="P2"><text:s text:c="4"/>l.print();</text:p>
      <text:p text:style-name="P2"><text:s text:c="4"/>return 0;</text:p>
      <text:p text:style-name="P2">}</text:p>
      <text:p text:style-name="P2"/>
      <text:p text:style-name="P2">4)#include&lt;iostream&gt;</text:p>
      <text:p text:style-name="P2">#include&lt;cstdlib&gt;</text:p>
      <text:p text:style-name="P2">using namespace std;</text:p>
      <text:p text:style-name="P2"/>
      <text:p text:style-name="P2">class node</text:p>
      <text:p text:style-name="P2">{</text:p>
      <text:p text:style-name="P2"><text:s text:c="4"/>public:</text:p>
      <text:p text:style-name="P2"><text:s text:c="8"/>int value;</text:p>
      <text:p text:style-name="P2"><text:s text:c="8"/>node *next;</text:p>
      <text:p text:style-name="P2"><text:s text:c="8"/>node()</text:p>
      <text:p text:style-name="P2"><text:s text:c="8"/>{</text:p>
      <text:p text:style-name="P2"><text:s text:c="12"/>value=0;</text:p>
      <text:p text:style-name="P2"><text:s text:c="12"/>next=NULL;</text:p>
      <text:p text:style-name="P2"><text:s text:c="8"/>}</text:p>
      <text:p text:style-name="P2">};</text:p>
      <text:p text:style-name="P2"/>
      <text:p text:style-name="P2">class LinkedList</text:p>
      <text:p text:style-name="P2">{</text:p>
      <text:p text:style-name="P2"><text:s text:c="4"/>private:</text:p>
      <text:p text:style-name="P2"><text:soft-page-break/><text:s text:c="8"/>int size=0;</text:p>
      <text:p text:style-name="P2"><text:s text:c="8"/>node *head=NULL;</text:p>
      <text:p text:style-name="P2"><text:s text:c="4"/>public:</text:p>
      <text:p text:style-name="P2"><text:s text:c="8"/>void insert(int num)</text:p>
      <text:p text:style-name="P2"><text:s text:c="8"/>{</text:p>
      <text:p text:style-name="P2"><text:s text:c="12"/>node *temp = new node();</text:p>
      <text:p text:style-name="P2"><text:s text:c="12"/>temp-&gt;value=num;</text:p>
      <text:p text:style-name="P2"><text:s text:c="12"/>if(head==NULL)</text:p>
      <text:p text:style-name="P2"><text:s text:c="12"/>{</text:p>
      <text:p text:style-name="P2"><text:s text:c="16"/>head=temp;</text:p>
      <text:p text:style-name="P2"><text:s text:c="12"/>}</text:p>
      <text:p text:style-name="P2"><text:s text:c="12"/>else</text:p>
      <text:p text:style-name="P2"><text:s text:c="12"/>{</text:p>
      <text:p text:style-name="P2"><text:s text:c="16"/>node *a=head;</text:p>
      <text:p text:style-name="P2"><text:s text:c="16"/>while(a-&gt;next!=NULL)</text:p>
      <text:p text:style-name="P2"><text:s text:c="16"/>{</text:p>
      <text:p text:style-name="P2"><text:s text:c="20"/>a=a-&gt;next;</text:p>
      <text:p text:style-name="P2"><text:s text:c="16"/>}</text:p>
      <text:p text:style-name="P2"><text:s text:c="16"/>a-&gt;next=temp;</text:p>
      <text:p text:style-name="P2"><text:s text:c="12"/>}</text:p>
      <text:p text:style-name="P2"><text:s text:c="12"/>size++;</text:p>
      <text:p text:style-name="P2"><text:s text:c="8"/>}</text:p>
      <text:p text:style-name="P2"/>
      <text:p text:style-name="P2"><text:s text:c="8"/>void print()</text:p>
      <text:p text:style-name="P2"><text:s text:c="8"/>{</text:p>
      <text:p text:style-name="P2"><text:s text:c="12"/>node *a=head;</text:p>
      <text:p text:style-name="P2"><text:s text:c="12"/>while(a!=NULL)</text:p>
      <text:p text:style-name="P2"><text:s text:c="12"/>{</text:p>
      <text:p text:style-name="P2"><text:s text:c="16"/>if(a-&gt;next==NULL)</text:p>
      <text:p text:style-name="P2"><text:s text:c="16"/>{</text:p>
      <text:p text:style-name="P2"><text:s text:c="20"/>cout&lt;&lt;a-&gt;value;</text:p>
      <text:p text:style-name="P2"><text:s text:c="20"/>cout&lt;&lt;endl;</text:p>
      <text:p text:style-name="P2"><text:s text:c="20"/>return;</text:p>
      <text:p text:style-name="P2"><text:s text:c="16"/>}</text:p>
      <text:p text:style-name="P2"><text:s text:c="16"/>cout&lt;&lt;a-&gt;value&lt;&lt;" -&gt; ";</text:p>
      <text:p text:style-name="P2"><text:s text:c="16"/>a=a-&gt;next;</text:p>
      <text:p text:style-name="P2"><text:s text:c="12"/>}</text:p>
      <text:p text:style-name="P2"><text:s text:c="8"/>}</text:p>
      <text:p text:style-name="P2"/>
      <text:p text:style-name="P2"><text:s text:c="8"/>void move_last()</text:p>
      <text:p text:style-name="P2"><text:s text:c="8"/>{</text:p>
      <text:p text:style-name="P2"><text:s text:c="12"/>node *a=head;</text:p>
      <text:p text:style-name="P2"><text:s text:c="12"/>node *b;</text:p>
      <text:p text:style-name="P2"><text:s text:c="12"/>while(a-&gt;next-&gt;next!=NULL)</text:p>
      <text:p text:style-name="P2"><text:s text:c="12"/>{</text:p>
      <text:p text:style-name="P2"><text:soft-page-break/><text:s text:c="16"/>a=a-&gt;next;</text:p>
      <text:p text:style-name="P2"><text:s text:c="12"/>}</text:p>
      <text:p text:style-name="P2"><text:s text:c="12"/>b=a-&gt;next;</text:p>
      <text:p text:style-name="P2"><text:s text:c="12"/>b-&gt;next=head;</text:p>
      <text:p text:style-name="P2"><text:s text:c="12"/>head=b;</text:p>
      <text:p text:style-name="P2"><text:s text:c="12"/>a-&gt;next=NULL;</text:p>
      <text:p text:style-name="P2"><text:s text:c="8"/>}</text:p>
      <text:p text:style-name="P2">};</text:p>
      <text:p text:style-name="P2"/>
      <text:p text:style-name="P2">int main()</text:p>
      <text:p text:style-name="P2">{</text:p>
      <text:p text:style-name="P2"><text:s text:c="4"/>LinkedList l;</text:p>
      <text:p text:style-name="P2"><text:s text:c="4"/>l.insert(1);</text:p>
      <text:p text:style-name="P2"><text:s text:c="4"/>l.insert(2);</text:p>
      <text:p text:style-name="P2"><text:s text:c="4"/>l.insert(3);</text:p>
      <text:p text:style-name="P2"><text:s text:c="4"/>l.insert(4);</text:p>
      <text:p text:style-name="P2"><text:s text:c="4"/>l.insert(5);</text:p>
      <text:p text:style-name="P2"><text:s text:c="4"/>l.print();</text:p>
      <text:p text:style-name="P2"><text:s text:c="4"/>l.move_last();</text:p>
      <text:p text:style-name="P2"><text:s text:c="4"/>l.print();</text:p>
      <text:p text:style-name="P2"><text:s text:c="4"/>return 0;</text:p>
      <text:p text:style-name="P2">}</text:p>
      <text:p text:style-name="P2"/>
      <text:p text:style-name="P3">6)#include&lt;iostream&gt;</text:p>
      <text:p text:style-name="P3">#include&lt;cstdlib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next;</text:p>
      <text:p text:style-name="P3"><text:s text:c="8"/>node()</text:p>
      <text:p text:style-name="P3"><text:s text:c="8"/>{</text:p>
      <text:p text:style-name="P3"><text:s text:c="12"/>value=0;</text:p>
      <text:p text:style-name="P3"><text:s text:c="12"/>next=NULL;</text:p>
      <text:p text:style-name="P3"><text:s text:c="8"/>}</text:p>
      <text:p text:style-name="P3">};</text:p>
      <text:p text:style-name="P3"/>
      <text:p text:style-name="P3">class LinkedList</text:p>
      <text:p text:style-name="P3">{</text:p>
      <text:p text:style-name="P3"><text:s text:c="4"/>private:</text:p>
      <text:p text:style-name="P3"><text:s text:c="8"/>int size=0;</text:p>
      <text:p text:style-name="P3"><text:s text:c="8"/>node *head=NULL;</text:p>
      <text:p text:style-name="P3"><text:s text:c="4"/>public:</text:p>
      <text:p text:style-name="P3"><text:soft-page-break/></text:p>
      <text:p text:style-name="P3"><text:s text:c="8"/>int count(int num)</text:p>
      <text:p text:style-name="P3"><text:s text:c="8"/>{</text:p>
      <text:p text:style-name="P3"><text:s text:c="12"/>node *a=head;</text:p>
      <text:p text:style-name="P3"><text:s text:c="12"/>int count=0;</text:p>
      <text:p text:style-name="P3"><text:s text:c="12"/>while(a!=NULL)</text:p>
      <text:p text:style-name="P3"><text:s text:c="12"/>{</text:p>
      <text:p text:style-name="P3"><text:s text:c="16"/>if(a-&gt;value==num)</text:p>
      <text:p text:style-name="P3"><text:s text:c="20"/>count++;</text:p>
      <text:p text:style-name="P3"><text:s text:c="16"/>a=a-&gt;next;</text:p>
      <text:p text:style-name="P3"><text:s text:c="12"/>}</text:p>
      <text:p text:style-name="P3"><text:s text:c="12"/>return count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LinkedList l;</text:p>
      <text:p text:style-name="P3"><text:s text:c="4"/>l.insert(1);</text:p>
      <text:p text:style-name="P3"><text:s text:c="4"/>l.insert(2);</text:p>
      <text:p text:style-name="P3"><text:s text:c="4"/>l.insert(1);</text:p>
      <text:p text:style-name="P3"><text:s text:c="4"/>l.insert(2);</text:p>
      <text:p text:style-name="P3"><text:s text:c="4"/>l.insert(1);</text:p>
      <text:p text:style-name="P3"><text:s text:c="4"/>l.insert(3);</text:p>
      <text:p text:style-name="P3"><text:s text:c="4"/>l.insert(1);</text:p>
      <text:p text:style-name="P3"><text:s text:c="4"/>cout&lt;&lt;"1 occurs "&lt;&lt;l.count(1)&lt;&lt;"times"&lt;&lt;endl;</text:p>
      <text:p text:style-name="P3"><text:s text:c="4"/>return 0;</text:p>
      <text:p text:style-name="P3">}</text:p>
      <text:p text:style-name="P3"/>
      <text:p text:style-name="P3">7)<text:tab/>#include&lt;iostream&gt;</text:p>
      <text:p text:style-name="P3">#include&lt;cstdlib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next;</text:p>
      <text:p text:style-name="P3"><text:s text:c="8"/>node()</text:p>
      <text:p text:style-name="P3"><text:s text:c="8"/>{</text:p>
      <text:p text:style-name="P3"><text:s text:c="12"/>value=0;</text:p>
      <text:p text:style-name="P3"><text:s text:c="12"/>next=NULL;</text:p>
      <text:p text:style-name="P3"><text:s text:c="8"/>}</text:p>
      <text:p text:style-name="P3">};</text:p>
      <text:p text:style-name="P3"/>
      <text:p text:style-name="P3"><text:soft-page-break/>class LinkedList</text:p>
      <text:p text:style-name="P3">{</text:p>
      <text:p text:style-name="P3"><text:s text:c="4"/>private:</text:p>
      <text:p text:style-name="P3"><text:s text:c="8"/>int size=0;</text:p>
      <text:p text:style-name="P3"><text:s text:c="8"/>node *head=NULL;</text:p>
      <text:p text:style-name="P3"><text:s text:c="4"/>public:</text:p>
      <text:p text:style-name="P3"><text:s text:c="8"/>void nth_from_last(int num)</text:p>
      <text:p text:style-name="P3"><text:s text:c="8"/>{</text:p>
      <text:p text:style-name="P3"><text:s text:c="12"/>node *a=head;</text:p>
      <text:p text:style-name="P3"><text:s text:c="12"/>for(int i=0;i&lt;size-num;i++)</text:p>
      <text:p text:style-name="P3"><text:s text:c="12"/>{</text:p>
      <text:p text:style-name="P3"><text:s text:c="16"/>a=a-&gt;next;</text:p>
      <text:p text:style-name="P3"><text:s text:c="12"/>}</text:p>
      <text:p text:style-name="P3"><text:s text:c="12"/>cout&lt;&lt;num&lt;&lt;" value from last is "&lt;&lt;a-&gt;value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LinkedList l;</text:p>
      <text:p text:style-name="P3"><text:s text:c="4"/>l.insert(35);</text:p>
      <text:p text:style-name="P3"><text:s text:c="4"/>l.insert(15);</text:p>
      <text:p text:style-name="P3"><text:s text:c="4"/>l.insert(4);</text:p>
      <text:p text:style-name="P3"><text:s text:c="4"/>l.insert(20);</text:p>
      <text:p text:style-name="P3"><text:s text:c="4"/>l.nth_from_last(4);</text:p>
      <text:p text:style-name="P3"><text:s text:c="4"/>return 0;</text:p>
      <text:p text:style-name="P3">}</text:p>
      <text:p text:style-name="P3"/>
      <text:p text:style-name="P3">8)#include&lt;iostream&gt;</text:p>
      <text:p text:style-name="P3">#include&lt;cstdlib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next;</text:p>
      <text:p text:style-name="P3"><text:s text:c="8"/>node()</text:p>
      <text:p text:style-name="P3"><text:s text:c="8"/>{</text:p>
      <text:p text:style-name="P3"><text:s text:c="12"/>value=0;</text:p>
      <text:p text:style-name="P3"><text:s text:c="12"/>next=NULL;</text:p>
      <text:p text:style-name="P3"><text:s text:c="8"/>}</text:p>
      <text:p text:style-name="P3">};</text:p>
      <text:p text:style-name="P3"/>
      <text:p text:style-name="P3">class Stack</text:p>
      <text:p text:style-name="P3"><text:soft-page-break/>{</text:p>
      <text:p text:style-name="P3"><text:s text:c="4"/>private:</text:p>
      <text:p text:style-name="P3"><text:s text:c="8"/>node *head=NULL;</text:p>
      <text:p text:style-name="P3"><text:s text:c="8"/>int s=0;</text:p>
      <text:p text:style-name="P3"><text:s text:c="4"/>public:</text:p>
      <text:p text:style-name="P3"><text:s text:c="8"/>void push(int num)</text:p>
      <text:p text:style-name="P3"><text:s text:c="8"/>{</text:p>
      <text:p text:style-name="P3"><text:s text:c="12"/>node *temp=new node;</text:p>
      <text:p text:style-name="P3"><text:s text:c="12"/>temp-&gt;value=num;</text:p>
      <text:p text:style-name="P3"><text:s text:c="12"/>temp-&gt;next=head;</text:p>
      <text:p text:style-name="P3"><text:s text:c="12"/>head=temp;</text:p>
      <text:p text:style-name="P3"><text:s text:c="12"/>s++;</text:p>
      <text:p text:style-name="P3"><text:s text:c="8"/>}</text:p>
      <text:p text:style-name="P3"/>
      <text:p text:style-name="P3"><text:s text:c="8"/>int top()</text:p>
      <text:p text:style-name="P3"><text:s text:c="8"/>{</text:p>
      <text:p text:style-name="P3"><text:s text:c="12"/>return head-&gt;value;</text:p>
      <text:p text:style-name="P3"><text:s text:c="8"/>}</text:p>
      <text:p text:style-name="P3"/>
      <text:p text:style-name="P3"><text:s text:c="8"/>int pop()</text:p>
      <text:p text:style-name="P3"><text:s text:c="8"/>{</text:p>
      <text:p text:style-name="P3"><text:s text:c="12"/>node *temp=head-&gt;next;</text:p>
      <text:p text:style-name="P3"><text:s text:c="12"/>int num=head-&gt;value;</text:p>
      <text:p text:style-name="P3"><text:s text:c="12"/>head-&gt;next=NULL;</text:p>
      <text:p text:style-name="P3"><text:s text:c="12"/>delete head;</text:p>
      <text:p text:style-name="P3"><text:s text:c="12"/>head=temp;</text:p>
      <text:p text:style-name="P3"><text:s text:c="12"/>s--;</text:p>
      <text:p text:style-name="P3"><text:s text:c="12"/>return num;</text:p>
      <text:p text:style-name="P3"><text:s text:c="8"/>}</text:p>
      <text:p text:style-name="P3"/>
      <text:p text:style-name="P3"><text:s text:c="8"/>int size()</text:p>
      <text:p text:style-name="P3"><text:s text:c="8"/>{</text:p>
      <text:p text:style-name="P3"><text:s text:c="12"/>return s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Stack s;</text:p>
      <text:p text:style-name="P3"><text:s text:c="4"/>s.push(1);</text:p>
      <text:p text:style-name="P3"><text:s text:c="4"/>s.push(2);</text:p>
      <text:p text:style-name="P3"><text:s text:c="4"/>s.push(3);</text:p>
      <text:p text:style-name="P3"><text:s text:c="4"/>cout&lt;&lt;"Top is "&lt;&lt;s.top()&lt;&lt;endl;</text:p>
      <text:p text:style-name="P3"><text:s text:c="4"/>cout&lt;&lt;"Size is "&lt;&lt;s.size()&lt;&lt;endl;</text:p>
      <text:p text:style-name="P3"><text:s text:c="4"/>cout&lt;&lt;"Popped element is "&lt;&lt;s.pop()&lt;&lt;endl;</text:p>
      <text:p text:style-name="P3"><text:soft-page-break/><text:s text:c="4"/>cout&lt;&lt;"New Top is "&lt;&lt;s.top()&lt;&lt;endl;</text:p>
      <text:p text:style-name="P3"><text:s text:c="4"/>return 0;</text:p>
      <text:p text:style-name="P3">}</text:p>
      <text:p text:style-name="P3"/>
      <text:p text:style-name="P3">9)#include&lt;iostream&gt;</text:p>
      <text:p text:style-name="P3">#include&lt;cstdlib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char data;</text:p>
      <text:p text:style-name="P3"><text:s text:c="8"/>node *next;</text:p>
      <text:p text:style-name="P3"><text:s text:c="8"/>node()</text:p>
      <text:p text:style-name="P3"><text:s text:c="8"/>{</text:p>
      <text:p text:style-name="P3"><text:s text:c="12"/>data=0;</text:p>
      <text:p text:style-name="P3"><text:s text:c="12"/>next=NULL;</text:p>
      <text:p text:style-name="P3"><text:s text:c="8"/>}</text:p>
      <text:p text:style-name="P3">};</text:p>
      <text:p text:style-name="P3"/>
      <text:p text:style-name="P3">class LinkedList</text:p>
      <text:p text:style-name="P3">{</text:p>
      <text:p text:style-name="P3"><text:s text:c="4"/>private:</text:p>
      <text:p text:style-name="P3"><text:s text:c="8"/>int size=0;</text:p>
      <text:p text:style-name="P3"><text:s text:c="8"/>node *head=NULL;</text:p>
      <text:p text:style-name="P3"><text:s text:c="4"/>public:</text:p>
      <text:p text:style-name="P3"><text:s text:c="8"/>void insert(char c)</text:p>
      <text:p text:style-name="P3"><text:s text:c="8"/>{</text:p>
      <text:p text:style-name="P3"><text:s text:c="12"/>node *temp = new node();</text:p>
      <text:p text:style-name="P3"><text:s text:c="12"/>temp-&gt;data=c;</text:p>
      <text:p text:style-name="P3"><text:s text:c="12"/>if(head==NULL)</text:p>
      <text:p text:style-name="P3"><text:s text:c="12"/>{</text:p>
      <text:p text:style-name="P3"><text:s text:c="16"/>head=temp;</text:p>
      <text:p text:style-name="P3"><text:s text:c="12"/>}</text:p>
      <text:p text:style-name="P3"><text:s text:c="12"/>else</text:p>
      <text:p text:style-name="P3"><text:s text:c="12"/>{</text:p>
      <text:p text:style-name="P3"><text:s text:c="16"/>node *a=head;</text:p>
      <text:p text:style-name="P3"><text:s text:c="16"/>while(a-&gt;next!=NULL)</text:p>
      <text:p text:style-name="P3"><text:s text:c="16"/>{</text:p>
      <text:p text:style-name="P3"><text:s text:c="20"/>a=a-&gt;next;</text:p>
      <text:p text:style-name="P3"><text:s text:c="16"/>}</text:p>
      <text:p text:style-name="P3"><text:s text:c="16"/>a-&gt;next=temp;</text:p>
      <text:p text:style-name="P3"><text:s text:c="12"/>}</text:p>
      <text:p text:style-name="P3"><text:s text:c="12"/>size++;</text:p>
      <text:p text:style-name="P3"><text:s text:c="8"/>}</text:p>
      <text:p text:style-name="P3"><text:soft-page-break/></text:p>
      <text:p text:style-name="P3"><text:s text:c="8"/>void print()</text:p>
      <text:p text:style-name="P3"><text:s text:c="8"/>{</text:p>
      <text:p text:style-name="P3"><text:s text:c="12"/>node *a=head;</text:p>
      <text:p text:style-name="P3"><text:s text:c="12"/>while(a!=NULL)</text:p>
      <text:p text:style-name="P3"><text:s text:c="12"/>{</text:p>
      <text:p text:style-name="P3"><text:s text:c="16"/>cout&lt;&lt;a-&gt;data;</text:p>
      <text:p text:style-name="P3"><text:s text:c="16"/>a=a-&gt;next;</text:p>
      <text:p text:style-name="P3"><text:s text:c="12"/>}</text:p>
      <text:p text:style-name="P3"><text:s text:c="8"/>}</text:p>
      <text:p text:style-name="P3"/>
      <text:p text:style-name="P3"><text:s text:c="8"/>int Is_Palindrome()</text:p>
      <text:p text:style-name="P3"><text:s text:c="8"/>{</text:p>
      <text:p text:style-name="P3"><text:s text:c="12"/>string str;</text:p>
      <text:p text:style-name="P3"><text:s text:c="12"/>node *a=head;</text:p>
      <text:p text:style-name="P3"><text:s text:c="12"/>int i=0;</text:p>
      <text:p text:style-name="P3"><text:s text:c="12"/>while(a!=NULL)</text:p>
      <text:p text:style-name="P3"><text:s text:c="12"/>{</text:p>
      <text:p text:style-name="P3"><text:s text:c="16"/>str[i]=a-&gt;data;</text:p>
      <text:p text:style-name="P3"><text:s text:c="16"/>a=a-&gt;next;</text:p>
      <text:p text:style-name="P3"><text:s text:c="16"/>i++;</text:p>
      <text:p text:style-name="P3"><text:s text:c="12"/>}</text:p>
      <text:p text:style-name="P3"><text:s text:c="12"/>for(int j=0;j&lt;i/2;j++)</text:p>
      <text:p text:style-name="P3"><text:s text:c="12"/>{</text:p>
      <text:p text:style-name="P3"><text:s text:c="16"/>if(str[j]!=str[i-j-1])</text:p>
      <text:p text:style-name="P3"><text:s text:c="20"/>return 0;</text:p>
      <text:p text:style-name="P3"><text:s text:c="12"/>}</text:p>
      <text:p text:style-name="P3"><text:s text:c="12"/>return 1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LinkedList l;</text:p>
      <text:p text:style-name="P3"><text:s text:c="4"/>l.insert('P');</text:p>
      <text:p text:style-name="P3"><text:s text:c="4"/>l.insert('a');</text:p>
      <text:p text:style-name="P3"><text:s text:c="4"/>l.insert('s');</text:p>
      <text:p text:style-name="P3"><text:s text:c="4"/>l.insert('s');</text:p>
      <text:p text:style-name="P3"><text:s text:c="4"/>l.insert('a');</text:p>
      <text:p text:style-name="P3"><text:s text:c="4"/>l.insert('P');</text:p>
      <text:p text:style-name="P3"><text:s text:c="4"/>l.print();</text:p>
      <text:p text:style-name="P3"><text:s text:c="4"/>cout&lt;&lt;endl;</text:p>
      <text:p text:style-name="P3"><text:s text:c="4"/>if(l.Is_Palindrome())</text:p>
      <text:p text:style-name="P3"><text:s text:c="8"/>cout&lt;&lt;"Linked List is Palindrome"&lt;&lt;endl;</text:p>
      <text:p text:style-name="P3"><text:s text:c="4"/>else</text:p>
      <text:p text:style-name="P3"><text:soft-page-break/><text:s text:c="8"/>cout&lt;&lt;"Linked List is not Palindrome"&lt;&lt;endl;</text:p>
      <text:p text:style-name="P3"><text:s text:c="4"/>return 0;</text:p>
      <text:p text:style-name="P3">}</text:p>
      <text:p text:style-name="P3"/>
      <text:p text:style-name="P3">10)#include&lt;iostream&gt;</text:p>
      <text:p text:style-name="P3">#include&lt;cstdlib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node *next;</text:p>
      <text:p text:style-name="P3"><text:s text:c="8"/>node()</text:p>
      <text:p text:style-name="P3"><text:s text:c="8"/>{</text:p>
      <text:p text:style-name="P3"><text:s text:c="12"/>value=0;</text:p>
      <text:p text:style-name="P3"><text:s text:c="12"/>next=NULL;</text:p>
      <text:p text:style-name="P3"><text:s text:c="8"/>}</text:p>
      <text:p text:style-name="P3">};</text:p>
      <text:p text:style-name="P3"/>
      <text:p text:style-name="P3">class LinkedList</text:p>
      <text:p text:style-name="P3">{</text:p>
      <text:p text:style-name="P3"><text:s text:c="4"/>private:</text:p>
      <text:p text:style-name="P3"><text:s text:c="8"/>int size=0;</text:p>
      <text:p text:style-name="P3"><text:s text:c="8"/>node *head=NULL;</text:p>
      <text:p text:style-name="P3"><text:s text:c="4"/>public:</text:p>
      <text:p text:style-name="P3"><text:s text:c="8"/>void insert(int num)</text:p>
      <text:p text:style-name="P3"><text:s text:c="8"/>{</text:p>
      <text:p text:style-name="P3"><text:s text:c="12"/>node *temp = new node();</text:p>
      <text:p text:style-name="P3"><text:s text:c="12"/>temp-&gt;value=num;</text:p>
      <text:p text:style-name="P3"><text:s text:c="12"/>if(head==NULL)</text:p>
      <text:p text:style-name="P3"><text:s text:c="12"/>{</text:p>
      <text:p text:style-name="P3"><text:s text:c="16"/>head=temp;</text:p>
      <text:p text:style-name="P3"><text:s text:c="12"/>}</text:p>
      <text:p text:style-name="P3"><text:s text:c="12"/>else</text:p>
      <text:p text:style-name="P3"><text:s text:c="12"/>{</text:p>
      <text:p text:style-name="P3"><text:s text:c="16"/>node *a=head;</text:p>
      <text:p text:style-name="P3"><text:s text:c="16"/>while(a-&gt;next!=NULL)</text:p>
      <text:p text:style-name="P3"><text:s text:c="16"/>{</text:p>
      <text:p text:style-name="P3"><text:s text:c="20"/>a=a-&gt;next;</text:p>
      <text:p text:style-name="P3"><text:s text:c="16"/>}</text:p>
      <text:p text:style-name="P3"><text:s text:c="16"/>a-&gt;next=temp;</text:p>
      <text:p text:style-name="P3"><text:s text:c="12"/>}</text:p>
      <text:p text:style-name="P3"><text:s text:c="12"/>size++;</text:p>
      <text:p text:style-name="P3"><text:s text:c="8"/>}</text:p>
      <text:p text:style-name="P3"><text:soft-page-break/><text:s text:c="8"/>int middle()</text:p>
      <text:p text:style-name="P3"><text:s text:c="8"/>{</text:p>
      <text:p text:style-name="P3"><text:s text:c="12"/>node *a=head;</text:p>
      <text:p text:style-name="P3"><text:s text:c="12"/>for(int i=0;i&lt;size/2;i++)</text:p>
      <text:p text:style-name="P3"><text:s text:c="12"/>{</text:p>
      <text:p text:style-name="P3"><text:s text:c="16"/>a=a-&gt;next;</text:p>
      <text:p text:style-name="P3"><text:s text:c="12"/>}</text:p>
      <text:p text:style-name="P3"><text:s text:c="12"/>return a-&gt;value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LinkedList l;</text:p>
      <text:p text:style-name="P3"><text:s text:c="4"/>l.insert(35);</text:p>
      <text:p text:style-name="P3"><text:s text:c="4"/>l.insert(15);</text:p>
      <text:p text:style-name="P3"><text:s text:c="4"/>l.insert(4);</text:p>
      <text:p text:style-name="P3"><text:s text:c="4"/>l.insert(20);</text:p>
      <text:p text:style-name="P3"><text:s text:c="4"/>l.insert(79);</text:p>
      <text:p text:style-name="P3"><text:s text:c="4"/>l.insert(64);</text:p>
      <text:p text:style-name="P3"><text:s text:c="4"/>cout&lt;&lt;"Middle Value is "&lt;&lt;l.middle()&lt;&lt;endl;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7:57:23.355279616</meta:creation-date>
    <dc:date>2023-10-16T23:53:37.429412666</dc:date>
    <meta:editing-duration>P1DT6H39M34S</meta:editing-duration>
    <meta:editing-cycles>3</meta:editing-cycles>
    <meta:generator>LibreOffice/7.6.2.1$MacOSX_X86_64 LibreOffice_project/56f7684011345957bbf33a7ee678afaf4d2ba333</meta:generator>
    <meta:document-statistic meta:table-count="0" meta:image-count="0" meta:object-count="0" meta:page-count="16" meta:paragraph-count="643" meta:word-count="907" meta:character-count="11706" meta:non-whitespace-character-count="5924"/>
  </office:meta>
</office:document-meta>
</file>